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sert Ord.Seq" table:style-name="ta1">
        <table:shapes>
          <draw:frame draw:z-index="0" draw:style-name="gr1" draw:text-style-name="P1" svg:width="11.4331in" svg:height="10.2063in" svg:x="1.2677in" svg:y="0in">
            <draw:object draw:notify-on-update-of-ranges="'Insert Ord.Seq'.A1:'Insert Ord.Seq'.A100 'Insert Ord.Seq'.B1:'Insert Ord.Seq'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8" calcext:value-type="float">
            <text:p>0.2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7" calcext:value-type="float">
            <text:p>0.3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31" calcext:value-type="float">
            <text:p>1.53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99" calcext:value-type="float">
            <text:p>0.89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58" calcext:value-type="float">
            <text:p>1.05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567" calcext:value-type="float">
            <text:p>3.56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26" calcext:value-type="float">
            <text:p>1.72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858" calcext:value-type="float">
            <text:p>3.8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086" calcext:value-type="float">
            <text:p>3.08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872" calcext:value-type="float">
            <text:p>2.87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393" calcext:value-type="float">
            <text:p>4.39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493" calcext:value-type="float">
            <text:p>6.49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.92" calcext:value-type="float">
            <text:p>9.9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.043" calcext:value-type="float">
            <text:p>9.043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.527" calcext:value-type="float">
            <text:p>9.527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.222" calcext:value-type="float">
            <text:p>11.222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.553" calcext:value-type="float">
            <text:p>7.553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.633" calcext:value-type="float">
            <text:p>10.6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.152" calcext:value-type="float">
            <text:p>14.152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.198" calcext:value-type="float">
            <text:p>10.198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.003" calcext:value-type="float">
            <text:p>13.003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.265" calcext:value-type="float">
            <text:p>14.265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.638" calcext:value-type="float">
            <text:p>14.638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.594" calcext:value-type="float">
            <text:p>19.594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.705" calcext:value-type="float">
            <text:p>17.705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.048" calcext:value-type="float">
            <text:p>20.048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1.681" calcext:value-type="float">
            <text:p>21.681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3.108999" calcext:value-type="float">
            <text:p>23.108999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7.094" calcext:value-type="float">
            <text:p>27.094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.128" calcext:value-type="float">
            <text:p>27.128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9.259001" calcext:value-type="float">
            <text:p>29.259001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1.533001" calcext:value-type="float">
            <text:p>31.533001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5.521" calcext:value-type="float">
            <text:p>25.52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1.226" calcext:value-type="float">
            <text:p>31.226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4.539001" calcext:value-type="float">
            <text:p>34.539001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8.658001" calcext:value-type="float">
            <text:p>38.658001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5.365002" calcext:value-type="float">
            <text:p>35.365002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6.551998" calcext:value-type="float">
            <text:p>36.551998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8.509998" calcext:value-type="float">
            <text:p>38.509998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3.91" calcext:value-type="float">
            <text:p>43.91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4.597" calcext:value-type="float">
            <text:p>44.597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6.377998" calcext:value-type="float">
            <text:p>56.377998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7.855999" calcext:value-type="float">
            <text:p>47.855999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4.284" calcext:value-type="float">
            <text:p>44.284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2.862" calcext:value-type="float">
            <text:p>52.862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9.502998" calcext:value-type="float">
            <text:p>49.502998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4.662998" calcext:value-type="float">
            <text:p>54.662998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3.269001" calcext:value-type="float">
            <text:p>53.269001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5.646999" calcext:value-type="float">
            <text:p>55.646999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5.532001" calcext:value-type="float">
            <text:p>55.532001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60.034" calcext:value-type="float">
            <text:p>60.034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65.497002" calcext:value-type="float">
            <text:p>65.497002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7.143997" calcext:value-type="float">
            <text:p>67.143997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5.973" calcext:value-type="float">
            <text:p>65.973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78.305" calcext:value-type="float">
            <text:p>78.305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87.310997" calcext:value-type="float">
            <text:p>87.310997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76.945" calcext:value-type="float">
            <text:p>76.945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2.944" calcext:value-type="float">
            <text:p>72.944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7.369003" calcext:value-type="float">
            <text:p>77.369003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85.981003" calcext:value-type="float">
            <text:p>85.981003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6.310997" calcext:value-type="float">
            <text:p>86.310997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6.626999" calcext:value-type="float">
            <text:p>86.626999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2.252998" calcext:value-type="float">
            <text:p>92.252998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6.413002" calcext:value-type="float">
            <text:p>96.413002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93.921997" calcext:value-type="float">
            <text:p>93.921997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97.257004" calcext:value-type="float">
            <text:p>97.257004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5.335999" calcext:value-type="float">
            <text:p>105.335999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96.294998" calcext:value-type="float">
            <text:p>96.29499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4.703003" calcext:value-type="float">
            <text:p>104.703003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05.322998" calcext:value-type="float">
            <text:p>105.322998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0.834999" calcext:value-type="float">
            <text:p>110.834999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11.563004" calcext:value-type="float">
            <text:p>111.563004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16.713997" calcext:value-type="float">
            <text:p>116.713997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1.018997" calcext:value-type="float">
            <text:p>121.018997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16.913002" calcext:value-type="float">
            <text:p>116.913002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27.389" calcext:value-type="float">
            <text:p>127.389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26.168999" calcext:value-type="float">
            <text:p>126.168999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39.751999" calcext:value-type="float">
            <text:p>139.751999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3.197998" calcext:value-type="float">
            <text:p>133.197998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36.179993" calcext:value-type="float">
            <text:p>136.179993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41.065002" calcext:value-type="float">
            <text:p>141.065002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45.589996" calcext:value-type="float">
            <text:p>145.589996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47.440002" calcext:value-type="float">
            <text:p>147.440002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50.806" calcext:value-type="float">
            <text:p>150.806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54.511002" calcext:value-type="float">
            <text:p>154.511002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54.173996" calcext:value-type="float">
            <text:p>154.173996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58.173004" calcext:value-type="float">
            <text:p>158.173004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60.533997" calcext:value-type="float">
            <text:p>160.533997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70.563004" calcext:value-type="float">
            <text:p>170.563004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67.375" calcext:value-type="float">
            <text:p>167.375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73.367004" calcext:value-type="float">
            <text:p>173.367004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84.235001" calcext:value-type="float">
            <text:p>184.235001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87.119995" calcext:value-type="float">
            <text:p>187.119995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93.981003" calcext:value-type="float">
            <text:p>193.981003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88.048004" calcext:value-type="float">
            <text:p>188.048004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93.072006" calcext:value-type="float">
            <text:p>193.072006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10.235992" calcext:value-type="float">
            <text:p>210.235992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22.822998" calcext:value-type="float">
            <text:p>222.82299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8.454987" calcext:value-type="float">
            <text:p>268.454987</text:p>
          </table:table-cell>
          <table:table-cell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08.505997" calcext:value-type="float">
            <text:p>208.505997</text:p>
          </table:table-cell>
          <table:table-cell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14.865005" calcext:value-type="float">
            <text:p>214.865005</text:p>
          </table:table-cell>
          <table:table-cell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23.322998" calcext:value-type="float">
            <text:p>223.322998</text:p>
          </table:table-cell>
          <table:table-cell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21.397003" calcext:value-type="float">
            <text:p>221.397003</text:p>
          </table:table-cell>
          <table:table-cell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28.059998" calcext:value-type="float">
            <text:p>228.059998</text:p>
          </table:table-cell>
          <table:table-cell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32.278" calcext:value-type="float">
            <text:p>232.278</text:p>
          </table:table-cell>
          <table:table-cell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37.399994" calcext:value-type="float">
            <text:p>237.399994</text:p>
          </table:table-cell>
          <table:table-cell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74.112" calcext:value-type="float">
            <text:p>274.112</text:p>
          </table:table-cell>
          <table:table-cell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45.746002" calcext:value-type="float">
            <text:p>245.746002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50.798004" calcext:value-type="float">
            <text:p>250.798004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50.774994" calcext:value-type="float">
            <text:p>250.774994</text:p>
          </table:table-cell>
          <table:table-cell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59.26001" calcext:value-type="float">
            <text:p>259.26001</text:p>
          </table:table-cell>
          <table:table-cell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65.640991" calcext:value-type="float">
            <text:p>265.640991</text:p>
          </table:table-cell>
          <table:table-cell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64.85199" calcext:value-type="float">
            <text:p>264.85199</text:p>
          </table:table-cell>
          <table:table-cell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67.549988" calcext:value-type="float">
            <text:p>267.549988</text:p>
          </table:table-cell>
          <table:table-cell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76.720001" calcext:value-type="float">
            <text:p>276.720001</text:p>
          </table:table-cell>
          <table:table-cell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78.359009" calcext:value-type="float">
            <text:p>278.359009</text:p>
          </table:table-cell>
          <table:table-cell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86.696991" calcext:value-type="float">
            <text:p>286.696991</text:p>
          </table:table-cell>
          <table:table-cell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94.463989" calcext:value-type="float">
            <text:p>294.463989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94.851013" calcext:value-type="float">
            <text:p>294.851013</text:p>
          </table:table-cell>
          <table:table-cell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324.195007" calcext:value-type="float">
            <text:p>324.195007</text:p>
          </table:table-cell>
          <table:table-cell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93.071014" calcext:value-type="float">
            <text:p>293.071014</text:p>
          </table:table-cell>
          <table:table-cell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326.769989" calcext:value-type="float">
            <text:p>326.769989</text:p>
          </table:table-cell>
          <table:table-cell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09.662994" calcext:value-type="float">
            <text:p>309.662994</text:p>
          </table:table-cell>
          <table:table-cell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321.830994" calcext:value-type="float">
            <text:p>321.830994</text:p>
          </table:table-cell>
          <table:table-cell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313.920013" calcext:value-type="float">
            <text:p>313.920013</text:p>
          </table:table-cell>
          <table:table-cell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22.666992" calcext:value-type="float">
            <text:p>322.666992</text:p>
          </table:table-cell>
          <table:table-cell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26.411011" calcext:value-type="float">
            <text:p>326.411011</text:p>
          </table:table-cell>
          <table:table-cell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353.852997" calcext:value-type="float">
            <text:p>353.852997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36.509003" calcext:value-type="float">
            <text:p>336.509003</text:p>
          </table:table-cell>
          <table:table-cell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349.402008" calcext:value-type="float">
            <text:p>349.402008</text:p>
          </table:table-cell>
          <table:table-cell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362.78299" calcext:value-type="float">
            <text:p>362.78299</text:p>
          </table:table-cell>
          <table:table-cell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383.678009" calcext:value-type="float">
            <text:p>383.678009</text:p>
          </table:table-cell>
          <table:table-cell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356.846008" calcext:value-type="float">
            <text:p>356.846008</text:p>
          </table:table-cell>
          <table:table-cell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366.634003" calcext:value-type="float">
            <text:p>366.634003</text:p>
          </table:table-cell>
          <table:table-cell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379.656006" calcext:value-type="float">
            <text:p>379.656006</text:p>
          </table:table-cell>
          <table:table-cell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386.770996" calcext:value-type="float">
            <text:p>386.770996</text:p>
          </table:table-cell>
          <table:table-cell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383.321991" calcext:value-type="float">
            <text:p>383.321991</text:p>
          </table:table-cell>
          <table:table-cell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390.389008" calcext:value-type="float">
            <text:p>390.389008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15.802002" calcext:value-type="float">
            <text:p>415.802002</text:p>
          </table:table-cell>
          <table:table-cell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404.894989" calcext:value-type="float">
            <text:p>404.894989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412.213013" calcext:value-type="float">
            <text:p>412.213013</text:p>
          </table:table-cell>
          <table:table-cell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414.953003" calcext:value-type="float">
            <text:p>414.953003</text:p>
          </table:table-cell>
          <table:table-cell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425.890015" calcext:value-type="float">
            <text:p>425.890015</text:p>
          </table:table-cell>
          <table:table-cell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429.942993" calcext:value-type="float">
            <text:p>429.942993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420.026001" calcext:value-type="float">
            <text:p>420.026001</text:p>
          </table:table-cell>
          <table:table-cell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457.662994" calcext:value-type="float">
            <text:p>457.662994</text:p>
          </table:table-cell>
          <table:table-cell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452.720001" calcext:value-type="float">
            <text:p>452.720001</text:p>
          </table:table-cell>
          <table:table-cell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466.980011" calcext:value-type="float">
            <text:p>466.980011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57.187988" calcext:value-type="float">
            <text:p>457.187988</text:p>
          </table:table-cell>
          <table:table-cell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469.200989" calcext:value-type="float">
            <text:p>469.200989</text:p>
          </table:table-cell>
          <table:table-cell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456.92099" calcext:value-type="float">
            <text:p>456.92099</text:p>
          </table:table-cell>
          <table:table-cell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468.053986" calcext:value-type="float">
            <text:p>468.053986</text:p>
          </table:table-cell>
          <table:table-cell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473.911987" calcext:value-type="float">
            <text:p>473.911987</text:p>
          </table:table-cell>
          <table:table-cell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477.779999" calcext:value-type="float">
            <text:p>477.779999</text:p>
          </table:table-cell>
          <table:table-cell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495.747009" calcext:value-type="float">
            <text:p>495.747009</text:p>
          </table:table-cell>
          <table:table-cell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493.177002" calcext:value-type="float">
            <text:p>493.177002</text:p>
          </table:table-cell>
          <table:table-cell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498.324005" calcext:value-type="float">
            <text:p>498.324005</text:p>
          </table:table-cell>
          <table:table-cell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573.354004" calcext:value-type="float">
            <text:p>573.354004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06.112" calcext:value-type="float">
            <text:p>506.112</text:p>
          </table:table-cell>
          <table:table-cell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531.875" calcext:value-type="float">
            <text:p>531.875</text:p>
          </table:table-cell>
          <table:table-cell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534.302979" calcext:value-type="float">
            <text:p>534.302979</text:p>
          </table:table-cell>
          <table:table-cell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524.276001" calcext:value-type="float">
            <text:p>524.276001</text:p>
          </table:table-cell>
          <table:table-cell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542.83197" calcext:value-type="float">
            <text:p>542.83197</text:p>
          </table:table-cell>
          <table:table-cell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42.312988" calcext:value-type="float">
            <text:p>542.312988</text:p>
          </table:table-cell>
          <table:table-cell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551.179016" calcext:value-type="float">
            <text:p>551.179016</text:p>
          </table:table-cell>
          <table:table-cell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559.620972" calcext:value-type="float">
            <text:p>559.620972</text:p>
          </table:table-cell>
          <table:table-cell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565.47699" calcext:value-type="float">
            <text:p>565.47699</text:p>
          </table:table-cell>
          <table:table-cell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570.060974" calcext:value-type="float">
            <text:p>570.060974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74.038025" calcext:value-type="float">
            <text:p>574.038025</text:p>
          </table:table-cell>
          <table:table-cell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595.396973" calcext:value-type="float">
            <text:p>595.396973</text:p>
          </table:table-cell>
          <table:table-cell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594.328979" calcext:value-type="float">
            <text:p>594.328979</text:p>
          </table:table-cell>
          <table:table-cell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606.835022" calcext:value-type="float">
            <text:p>606.835022</text:p>
          </table:table-cell>
          <table:table-cell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614.645996" calcext:value-type="float">
            <text:p>614.645996</text:p>
          </table:table-cell>
          <table:table-cell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630.914978" calcext:value-type="float">
            <text:p>630.914978</text:p>
          </table:table-cell>
          <table:table-cell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631.528992" calcext:value-type="float">
            <text:p>631.528992</text:p>
          </table:table-cell>
          <table:table-cell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622.192993" calcext:value-type="float">
            <text:p>622.192993</text:p>
          </table:table-cell>
          <table:table-cell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645.224976" calcext:value-type="float">
            <text:p>645.224976</text:p>
          </table:table-cell>
          <table:table-cell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644.242004" calcext:value-type="float">
            <text:p>644.242004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43.15802" calcext:value-type="float">
            <text:p>643.15802</text:p>
          </table:table-cell>
          <table:table-cell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660.359985" calcext:value-type="float">
            <text:p>660.359985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653.143005" calcext:value-type="float">
            <text:p>653.143005</text:p>
          </table:table-cell>
          <table:table-cell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662.039001" calcext:value-type="float">
            <text:p>662.039001</text:p>
          </table:table-cell>
          <table:table-cell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826.005005" calcext:value-type="float">
            <text:p>826.005005</text:p>
          </table:table-cell>
          <table:table-cell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689.400024" calcext:value-type="float">
            <text:p>689.400024</text:p>
          </table:table-cell>
          <table:table-cell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843.099976" calcext:value-type="float">
            <text:p>843.099976</text:p>
          </table:table-cell>
          <table:table-cell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707.375" calcext:value-type="float">
            <text:p>707.375</text:p>
          </table:table-cell>
          <table:table-cell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703.135986" calcext:value-type="float">
            <text:p>703.135986</text:p>
          </table:table-cell>
          <table:table-cell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703.765991" calcext:value-type="float">
            <text:p>703.765991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19.583984" calcext:value-type="float">
            <text:p>719.583984</text:p>
          </table:table-cell>
          <table:table-cell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728.487976" calcext:value-type="float">
            <text:p>728.487976</text:p>
          </table:table-cell>
          <table:table-cell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721.075989" calcext:value-type="float">
            <text:p>721.075989</text:p>
          </table:table-cell>
          <table:table-cell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744.846985" calcext:value-type="float">
            <text:p>744.846985</text:p>
          </table:table-cell>
          <table:table-cell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825.250977" calcext:value-type="float">
            <text:p>825.250977</text:p>
          </table:table-cell>
          <table:table-cell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778.257996" calcext:value-type="float">
            <text:p>778.257996</text:p>
          </table:table-cell>
          <table:table-cell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760.395996" calcext:value-type="float">
            <text:p>760.395996</text:p>
          </table:table-cell>
          <table:table-cell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774.36499" calcext:value-type="float">
            <text:p>774.36499</text:p>
          </table:table-cell>
          <table:table-cell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773.481995" calcext:value-type="float">
            <text:p>773.481995</text:p>
          </table:table-cell>
          <table:table-cell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776.672974" calcext:value-type="float">
            <text:p>776.67297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99.013977" calcext:value-type="float">
            <text:p>799.013977</text:p>
          </table:table-cell>
          <table:table-cell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808.492004" calcext:value-type="float">
            <text:p>808.492004</text:p>
          </table:table-cell>
          <table:table-cell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818.914001" calcext:value-type="float">
            <text:p>818.914001</text:p>
          </table:table-cell>
          <table:table-cell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818.929016" calcext:value-type="float">
            <text:p>818.929016</text:p>
          </table:table-cell>
          <table:table-cell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818.955994" calcext:value-type="float">
            <text:p>818.955994</text:p>
          </table:table-cell>
          <table:table-cell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863.361023" calcext:value-type="float">
            <text:p>863.361023</text:p>
          </table:table-cell>
          <table:table-cell/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862.742981" calcext:value-type="float">
            <text:p>862.742981</text:p>
          </table:table-cell>
          <table:table-cell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846.767029" calcext:value-type="float">
            <text:p>846.767029</text:p>
          </table:table-cell>
          <table:table-cell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858.049988" calcext:value-type="float">
            <text:p>858.049988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77.234985" calcext:value-type="float">
            <text:p>877.234985</text:p>
          </table:table-cell>
          <table:table-cell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883.823975" calcext:value-type="float">
            <text:p>883.823975</text:p>
          </table:table-cell>
          <table:table-cell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895.603027" calcext:value-type="float">
            <text:p>895.603027</text:p>
          </table:table-cell>
          <table:table-cell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906.077026" calcext:value-type="float">
            <text:p>906.077026</text:p>
          </table:table-cell>
          <table:table-cell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899.153992" calcext:value-type="float">
            <text:p>899.153992</text:p>
          </table:table-cell>
          <table:table-cell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937.43103" calcext:value-type="float">
            <text:p>937.43103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23.03302" calcext:value-type="float">
            <text:p>923.03302</text:p>
          </table:table-cell>
          <table:table-cell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959.143005" calcext:value-type="float">
            <text:p>959.143005</text:p>
          </table:table-cell>
          <table:table-cell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959.965027" calcext:value-type="float">
            <text:p>959.965027</text:p>
          </table:table-cell>
          <table:table-cell/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968.114014" calcext:value-type="float">
            <text:p>968.114014</text:p>
          </table:table-cell>
          <table:table-cell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965.64502" calcext:value-type="float">
            <text:p>965.64502</text:p>
          </table:table-cell>
          <table:table-cell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964.271973" calcext:value-type="float">
            <text:p>964.271973</text:p>
          </table:table-cell>
          <table:table-cell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1001.208984" calcext:value-type="float">
            <text:p>1001.208984</text:p>
          </table:table-cell>
          <table:table-cell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994.534973" calcext:value-type="float">
            <text:p>994.534973</text:p>
          </table:table-cell>
          <table:table-cell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987.698975" calcext:value-type="float">
            <text:p>987.698975</text:p>
          </table:table-cell>
          <table:table-cell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996.518982" calcext:value-type="float">
            <text:p>996.518982</text:p>
          </table:table-cell>
          <table:table-cell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1014.484009" calcext:value-type="float">
            <text:p>1014.484009</text:p>
          </table:table-cell>
          <table:table-cell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1018.879028" calcext:value-type="float">
            <text:p>1018.879028</text:p>
          </table:table-cell>
          <table:table-cell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031.687988" calcext:value-type="float">
            <text:p>1031.687988</text:p>
          </table:table-cell>
          <table:table-cell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040.525024" calcext:value-type="float">
            <text:p>1040.525024</text:p>
          </table:table-cell>
          <table:table-cell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051.145996" calcext:value-type="float">
            <text:p>1051.145996</text:p>
          </table:table-cell>
          <table:table-cell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1066.103027" calcext:value-type="float">
            <text:p>1066.103027</text:p>
          </table:table-cell>
          <table:table-cell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053.217041" calcext:value-type="float">
            <text:p>1053.217041</text:p>
          </table:table-cell>
          <table:table-cell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1107.725952" calcext:value-type="float">
            <text:p>1107.725952</text:p>
          </table:table-cell>
          <table:table-cell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078.762939" calcext:value-type="float">
            <text:p>1078.762939</text:p>
          </table:table-cell>
          <table:table-cell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091.714966" calcext:value-type="float">
            <text:p>1091.714966</text:p>
          </table:table-cell>
          <table:table-cell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102.737061" calcext:value-type="float">
            <text:p>1102.737061</text:p>
          </table:table-cell>
          <table:table-cell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120.477051" calcext:value-type="float">
            <text:p>1120.477051</text:p>
          </table:table-cell>
          <table:table-cell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138.647949" calcext:value-type="float">
            <text:p>1138.647949</text:p>
          </table:table-cell>
          <table:table-cell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1140.386963" calcext:value-type="float">
            <text:p>1140.386963</text:p>
          </table:table-cell>
          <table:table-cell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143.685059" calcext:value-type="float">
            <text:p>1143.685059</text:p>
          </table:table-cell>
          <table:table-cell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141.75" calcext:value-type="float">
            <text:p>1141.75</text:p>
          </table:table-cell>
          <table:table-cell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1160.529053" calcext:value-type="float">
            <text:p>1160.529053</text:p>
          </table:table-cell>
          <table:table-cell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1207.046997" calcext:value-type="float">
            <text:p>1207.046997</text:p>
          </table:table-cell>
          <table:table-cell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216.303955" calcext:value-type="float">
            <text:p>1216.303955</text:p>
          </table:table-cell>
          <table:table-cell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218.323975" calcext:value-type="float">
            <text:p>1218.323975</text:p>
          </table:table-cell>
          <table:table-cell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1185.255981" calcext:value-type="float">
            <text:p>1185.255981</text:p>
          </table:table-cell>
          <table:table-cell/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1251.103027" calcext:value-type="float">
            <text:p>1251.103027</text:p>
          </table:table-cell>
          <table:table-cell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1193.402954" calcext:value-type="float">
            <text:p>1193.402954</text:p>
          </table:table-cell>
          <table:table-cell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1216.827026" calcext:value-type="float">
            <text:p>1216.827026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231.651978" calcext:value-type="float">
            <text:p>1231.651978</text:p>
          </table:table-cell>
          <table:table-cell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230.281982" calcext:value-type="float">
            <text:p>1230.281982</text:p>
          </table:table-cell>
          <table:table-cell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245.574951" calcext:value-type="float">
            <text:p>1245.574951</text:p>
          </table:table-cell>
          <table:table-cell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1251.410034" calcext:value-type="float">
            <text:p>1251.410034</text:p>
          </table:table-cell>
          <table:table-cell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1292.791992" calcext:value-type="float">
            <text:p>1292.791992</text:p>
          </table:table-cell>
          <table:table-cell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298.784058" calcext:value-type="float">
            <text:p>1298.784058</text:p>
          </table:table-cell>
          <table:table-cell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301.85498" calcext:value-type="float">
            <text:p>1301.85498</text:p>
          </table:table-cell>
          <table:table-cell/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1309.613037" calcext:value-type="float">
            <text:p>1309.613037</text:p>
          </table:table-cell>
          <table:table-cell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1317.386963" calcext:value-type="float">
            <text:p>1317.386963</text:p>
          </table:table-cell>
          <table:table-cell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1417.689941" calcext:value-type="float">
            <text:p>1417.689941</text:p>
          </table:table-cell>
          <table:table-cell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364.845947" calcext:value-type="float">
            <text:p>1364.845947</text:p>
          </table:table-cell>
          <table:table-cell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367.94104" calcext:value-type="float">
            <text:p>1367.94104</text:p>
          </table:table-cell>
          <table:table-cell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1372.557983" calcext:value-type="float">
            <text:p>1372.557983</text:p>
          </table:table-cell>
          <table:table-cell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1391.286987" calcext:value-type="float">
            <text:p>1391.286987</text:p>
          </table:table-cell>
          <table:table-cell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1384.345947" calcext:value-type="float">
            <text:p>1384.345947</text:p>
          </table:table-cell>
          <table:table-cell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401.229004" calcext:value-type="float">
            <text:p>1401.229004</text:p>
          </table:table-cell>
          <table:table-cell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1394.219971" calcext:value-type="float">
            <text:p>1394.219971</text:p>
          </table:table-cell>
          <table:table-cell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1408.614014" calcext:value-type="float">
            <text:p>1408.614014</text:p>
          </table:table-cell>
          <table:table-cell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1408.452026" calcext:value-type="float">
            <text:p>1408.452026</text:p>
          </table:table-cell>
          <table:table-cell/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1426.031982" calcext:value-type="float">
            <text:p>1426.031982</text:p>
          </table:table-cell>
          <table:table-cell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482.212036" calcext:value-type="float">
            <text:p>1482.212036</text:p>
          </table:table-cell>
          <table:table-cell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1519.262939" calcext:value-type="float">
            <text:p>1519.262939</text:p>
          </table:table-cell>
          <table:table-cell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1454.708008" calcext:value-type="float">
            <text:p>1454.708008</text:p>
          </table:table-cell>
          <table:table-cell/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1511.946045" calcext:value-type="float">
            <text:p>1511.946045</text:p>
          </table:table-cell>
          <table:table-cell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1490.286011" calcext:value-type="float">
            <text:p>1490.286011</text:p>
          </table:table-cell>
          <table:table-cell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496.345947" calcext:value-type="float">
            <text:p>1496.345947</text:p>
          </table:table-cell>
          <table:table-cell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1553.602051" calcext:value-type="float">
            <text:p>1553.602051</text:p>
          </table:table-cell>
          <table:table-cell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1500.354004" calcext:value-type="float">
            <text:p>1500.354004</text:p>
          </table:table-cell>
          <table:table-cell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1525.279053" calcext:value-type="float">
            <text:p>1525.279053</text:p>
          </table:table-cell>
          <table:table-cell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542.744995" calcext:value-type="float">
            <text:p>1542.744995</text:p>
          </table:table-cell>
          <table:table-cell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560.649048" calcext:value-type="float">
            <text:p>1560.649048</text:p>
          </table:table-cell>
          <table:table-cell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1631.102051" calcext:value-type="float">
            <text:p>1631.102051</text:p>
          </table:table-cell>
          <table:table-cell/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569.140015" calcext:value-type="float">
            <text:p>1569.140015</text:p>
          </table:table-cell>
          <table:table-cell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1576.251953" calcext:value-type="float">
            <text:p>1576.251953</text:p>
          </table:table-cell>
          <table:table-cell/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1588.83606" calcext:value-type="float">
            <text:p>1588.83606</text:p>
          </table:table-cell>
          <table:table-cell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613.991943" calcext:value-type="float">
            <text:p>1613.991943</text:p>
          </table:table-cell>
          <table:table-cell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1605.718994" calcext:value-type="float">
            <text:p>1605.718994</text:p>
          </table:table-cell>
          <table:table-cell/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1773.245972" calcext:value-type="float">
            <text:p>1773.245972</text:p>
          </table:table-cell>
          <table:table-cell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629.812012" calcext:value-type="float">
            <text:p>1629.812012</text:p>
          </table:table-cell>
          <table:table-cell/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666.511963" calcext:value-type="float">
            <text:p>1666.511963</text:p>
          </table:table-cell>
          <table:table-cell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643.364014" calcext:value-type="float">
            <text:p>1643.364014</text:p>
          </table:table-cell>
          <table:table-cell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687.390015" calcext:value-type="float">
            <text:p>1687.390015</text:p>
          </table:table-cell>
          <table:table-cell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1638.089966" calcext:value-type="float">
            <text:p>1638.089966</text:p>
          </table:table-cell>
          <table:table-cell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1702.214966" calcext:value-type="float">
            <text:p>1702.214966</text:p>
          </table:table-cell>
          <table:table-cell/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1734.857056" calcext:value-type="float">
            <text:p>1734.857056</text:p>
          </table:table-cell>
          <table:table-cell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733.560059" calcext:value-type="float">
            <text:p>1733.560059</text:p>
          </table:table-cell>
          <table:table-cell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1719.567017" calcext:value-type="float">
            <text:p>1719.567017</text:p>
          </table:table-cell>
          <table:table-cell/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740.314941" calcext:value-type="float">
            <text:p>1740.314941</text:p>
          </table:table-cell>
          <table:table-cell/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770.031982" calcext:value-type="float">
            <text:p>1770.031982</text:p>
          </table:table-cell>
          <table:table-cell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771.723999" calcext:value-type="float">
            <text:p>1771.723999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759.302002" calcext:value-type="float">
            <text:p>1759.302002</text:p>
          </table:table-cell>
          <table:table-cell/>
        </table:table-row>
      </table:table>
      <table:table table:name="Busca Ord.Seq" table:style-name="ta1">
        <table:shapes>
          <draw:frame draw:z-index="0" draw:style-name="gr1" draw:text-style-name="P1" svg:width="9.7051in" svg:height="6.6744in" svg:x="1.8173in" svg:y="0in">
            <draw:object draw:notify-on-update-of-ranges="'Busca Ord.Seq'.A1:'Busca Ord.Seq'.A100 'Busca Ord.Seq'.B1:'Busca Ord.Seq'.B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3" calcext:value-type="float">
            <text:p>0.12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62" calcext:value-type="float">
            <text:p>0.06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69" calcext:value-type="float">
            <text:p>0.16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89" calcext:value-type="float">
            <text:p>0.2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17" calcext:value-type="float">
            <text:p>0.11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27" calcext:value-type="float">
            <text:p>0.127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91" calcext:value-type="float">
            <text:p>0.191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514" calcext:value-type="float">
            <text:p>0.514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07" calcext:value-type="float">
            <text:p>0.207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43" calcext:value-type="float">
            <text:p>0.243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65" calcext:value-type="float">
            <text:p>0.36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74" calcext:value-type="float">
            <text:p>0.274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95" calcext:value-type="float">
            <text:p>0.29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309" calcext:value-type="float">
            <text:p>0.309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414" calcext:value-type="float">
            <text:p>0.414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347" calcext:value-type="float">
            <text:p>0.347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363" calcext:value-type="float">
            <text:p>0.363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381" calcext:value-type="float">
            <text:p>0.381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381" calcext:value-type="float">
            <text:p>0.38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422" calcext:value-type="float">
            <text:p>0.422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432" calcext:value-type="float">
            <text:p>0.432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49" calcext:value-type="float">
            <text:p>0.449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469" calcext:value-type="float">
            <text:p>0.469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476" calcext:value-type="float">
            <text:p>0.476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514" calcext:value-type="float">
            <text:p>0.514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579" calcext:value-type="float">
            <text:p>0.579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587" calcext:value-type="float">
            <text:p>0.587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596" calcext:value-type="float">
            <text:p>0.596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669" calcext:value-type="float">
            <text:p>0.669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782" calcext:value-type="float">
            <text:p>0.782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902" calcext:value-type="float">
            <text:p>0.902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904" calcext:value-type="float">
            <text:p>0.904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932" calcext:value-type="float">
            <text:p>0.932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997" calcext:value-type="float">
            <text:p>0.997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.184" calcext:value-type="float">
            <text:p>1.184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055" calcext:value-type="float">
            <text:p>1.055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974" calcext:value-type="float">
            <text:p>0.974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.009" calcext:value-type="float">
            <text:p>1.009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.016" calcext:value-type="float">
            <text:p>1.016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.075" calcext:value-type="float">
            <text:p>1.075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.151" calcext:value-type="float">
            <text:p>1.151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.195" calcext:value-type="float">
            <text:p>1.195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.173" calcext:value-type="float">
            <text:p>1.173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.114" calcext:value-type="float">
            <text:p>1.114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.233" calcext:value-type="float">
            <text:p>1.23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238" calcext:value-type="float">
            <text:p>1.238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.279" calcext:value-type="float">
            <text:p>1.279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.316" calcext:value-type="float">
            <text:p>1.316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.339" calcext:value-type="float">
            <text:p>1.339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.356" calcext:value-type="float">
            <text:p>1.356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349" calcext:value-type="float">
            <text:p>1.349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.368" calcext:value-type="float">
            <text:p>1.368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.306" calcext:value-type="float">
            <text:p>1.306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.498" calcext:value-type="float">
            <text:p>1.498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.435" calcext:value-type="float">
            <text:p>1.435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429" calcext:value-type="float">
            <text:p>1.429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.497" calcext:value-type="float">
            <text:p>1.497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.522" calcext:value-type="float">
            <text:p>1.522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.545" calcext:value-type="float">
            <text:p>1.545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.573" calcext:value-type="float">
            <text:p>1.573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.615" calcext:value-type="float">
            <text:p>1.615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.639" calcext:value-type="float">
            <text:p>1.639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672" calcext:value-type="float">
            <text:p>1.672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.744" calcext:value-type="float">
            <text:p>1.744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.799" calcext:value-type="float">
            <text:p>1.799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.045" calcext:value-type="float">
            <text:p>2.045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.791" calcext:value-type="float">
            <text:p>1.791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.779" calcext:value-type="float">
            <text:p>1.779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.864" calcext:value-type="float">
            <text:p>1.864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.864" calcext:value-type="float">
            <text:p>1.864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.751" calcext:value-type="float">
            <text:p>1.75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262" calcext:value-type="float">
            <text:p>2.262</text:p>
          </table:table-cell>
          <table:table-cell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.982" calcext:value-type="float">
            <text:p>1.982</text:p>
          </table:table-cell>
          <table:table-cell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1.983" calcext:value-type="float">
            <text:p>1.983</text:p>
          </table:table-cell>
          <table:table-cell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.972" calcext:value-type="float">
            <text:p>1.972</text:p>
          </table:table-cell>
          <table:table-cell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.007" calcext:value-type="float">
            <text:p>2.007</text:p>
          </table:table-cell>
          <table:table-cell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.831" calcext:value-type="float">
            <text:p>1.831</text:p>
          </table:table-cell>
          <table:table-cell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.904" calcext:value-type="float">
            <text:p>1.904</text:p>
          </table:table-cell>
          <table:table-cell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.063" calcext:value-type="float">
            <text:p>2.063</text:p>
          </table:table-cell>
          <table:table-cell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.252" calcext:value-type="float">
            <text:p>2.252</text:p>
          </table:table-cell>
          <table:table-cell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.112" calcext:value-type="float">
            <text:p>2.112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988" calcext:value-type="float">
            <text:p>1.988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.179" calcext:value-type="float">
            <text:p>2.179</text:p>
          </table:table-cell>
          <table:table-cell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.208" calcext:value-type="float">
            <text:p>2.208</text:p>
          </table:table-cell>
          <table:table-cell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.222" calcext:value-type="float">
            <text:p>2.222</text:p>
          </table:table-cell>
          <table:table-cell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.233" calcext:value-type="float">
            <text:p>2.233</text:p>
          </table:table-cell>
          <table:table-cell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.198" calcext:value-type="float">
            <text:p>2.198</text:p>
          </table:table-cell>
          <table:table-cell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.149" calcext:value-type="float">
            <text:p>2.149</text:p>
          </table:table-cell>
          <table:table-cell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.196" calcext:value-type="float">
            <text:p>2.196</text:p>
          </table:table-cell>
          <table:table-cell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.377" calcext:value-type="float">
            <text:p>2.377</text:p>
          </table:table-cell>
          <table:table-cell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.373" calcext:value-type="float">
            <text:p>2.373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.394" calcext:value-type="float">
            <text:p>2.394</text:p>
          </table:table-cell>
          <table:table-cell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.335" calcext:value-type="float">
            <text:p>2.335</text:p>
          </table:table-cell>
          <table:table-cell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.345" calcext:value-type="float">
            <text:p>2.345</text:p>
          </table:table-cell>
          <table:table-cell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.823" calcext:value-type="float">
            <text:p>2.823</text:p>
          </table:table-cell>
          <table:table-cell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.519" calcext:value-type="float">
            <text:p>2.519</text:p>
          </table:table-cell>
          <table:table-cell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367" calcext:value-type="float">
            <text:p>2.367</text:p>
          </table:table-cell>
          <table:table-cell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.451" calcext:value-type="float">
            <text:p>2.451</text:p>
          </table:table-cell>
          <table:table-cell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.392" calcext:value-type="float">
            <text:p>2.392</text:p>
          </table:table-cell>
          <table:table-cell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.413" calcext:value-type="float">
            <text:p>2.413</text:p>
          </table:table-cell>
          <table:table-cell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.689" calcext:value-type="float">
            <text:p>2.689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.651" calcext:value-type="float">
            <text:p>2.651</text:p>
          </table:table-cell>
          <table:table-cell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.708" calcext:value-type="float">
            <text:p>2.708</text:p>
          </table:table-cell>
          <table:table-cell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.631" calcext:value-type="float">
            <text:p>2.631</text:p>
          </table:table-cell>
          <table:table-cell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.808" calcext:value-type="float">
            <text:p>2.808</text:p>
          </table:table-cell>
          <table:table-cell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.61" calcext:value-type="float">
            <text:p>2.61</text:p>
          </table:table-cell>
          <table:table-cell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.795" calcext:value-type="float">
            <text:p>2.795</text:p>
          </table:table-cell>
          <table:table-cell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.781" calcext:value-type="float">
            <text:p>2.781</text:p>
          </table:table-cell>
          <table:table-cell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.83" calcext:value-type="float">
            <text:p>2.83</text:p>
          </table:table-cell>
          <table:table-cell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.814" calcext:value-type="float">
            <text:p>2.814</text:p>
          </table:table-cell>
          <table:table-cell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.864" calcext:value-type="float">
            <text:p>2.864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747" calcext:value-type="float">
            <text:p>2.747</text:p>
          </table:table-cell>
          <table:table-cell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.919" calcext:value-type="float">
            <text:p>2.919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.803" calcext:value-type="float">
            <text:p>2.803</text:p>
          </table:table-cell>
          <table:table-cell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.989" calcext:value-type="float">
            <text:p>2.989</text:p>
          </table:table-cell>
          <table:table-cell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.999" calcext:value-type="float">
            <text:p>2.999</text:p>
          </table:table-cell>
          <table:table-cell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.85" calcext:value-type="float">
            <text:p>2.85</text:p>
          </table:table-cell>
          <table:table-cell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3.03" calcext:value-type="float">
            <text:p>3.03</text:p>
          </table:table-cell>
          <table:table-cell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3.079" calcext:value-type="float">
            <text:p>3.079</text:p>
          </table:table-cell>
          <table:table-cell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872" calcext:value-type="float">
            <text:p>2.872</text:p>
          </table:table-cell>
          <table:table-cell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3.138" calcext:value-type="float">
            <text:p>3.138</text:p>
          </table:table-cell>
          <table:table-cell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3.787" calcext:value-type="float">
            <text:p>3.787</text:p>
          </table:table-cell>
          <table:table-cell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3.186" calcext:value-type="float">
            <text:p>3.186</text:p>
          </table:table-cell>
          <table:table-cell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3.215" calcext:value-type="float">
            <text:p>3.215</text:p>
          </table:table-cell>
          <table:table-cell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3.247" calcext:value-type="float">
            <text:p>3.247</text:p>
          </table:table-cell>
          <table:table-cell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3.381" calcext:value-type="float">
            <text:p>3.381</text:p>
          </table:table-cell>
          <table:table-cell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3.272" calcext:value-type="float">
            <text:p>3.272</text:p>
          </table:table-cell>
          <table:table-cell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3.639" calcext:value-type="float">
            <text:p>3.639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.321" calcext:value-type="float">
            <text:p>3.321</text:p>
          </table:table-cell>
          <table:table-cell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3.469" calcext:value-type="float">
            <text:p>3.469</text:p>
          </table:table-cell>
          <table:table-cell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3.378" calcext:value-type="float">
            <text:p>3.378</text:p>
          </table:table-cell>
          <table:table-cell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3.538" calcext:value-type="float">
            <text:p>3.538</text:p>
          </table:table-cell>
          <table:table-cell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3.464" calcext:value-type="float">
            <text:p>3.464</text:p>
          </table:table-cell>
          <table:table-cell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3.442" calcext:value-type="float">
            <text:p>3.442</text:p>
          </table:table-cell>
          <table:table-cell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3.506" calcext:value-type="float">
            <text:p>3.506</text:p>
          </table:table-cell>
          <table:table-cell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3.539" calcext:value-type="float">
            <text:p>3.539</text:p>
          </table:table-cell>
          <table:table-cell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3.607" calcext:value-type="float">
            <text:p>3.607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516" calcext:value-type="float">
            <text:p>3.516</text:p>
          </table:table-cell>
          <table:table-cell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3.602" calcext:value-type="float">
            <text:p>3.602</text:p>
          </table:table-cell>
          <table:table-cell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3.488" calcext:value-type="float">
            <text:p>3.488</text:p>
          </table:table-cell>
          <table:table-cell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3.652" calcext:value-type="float">
            <text:p>3.652</text:p>
          </table:table-cell>
          <table:table-cell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3.676" calcext:value-type="float">
            <text:p>3.676</text:p>
          </table:table-cell>
          <table:table-cell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3.747" calcext:value-type="float">
            <text:p>3.747</text:p>
          </table:table-cell>
          <table:table-cell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4.052" calcext:value-type="float">
            <text:p>4.052</text:p>
          </table:table-cell>
          <table:table-cell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3.454" calcext:value-type="float">
            <text:p>3.454</text:p>
          </table:table-cell>
          <table:table-cell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3.786" calcext:value-type="float">
            <text:p>3.786</text:p>
          </table:table-cell>
          <table:table-cell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3.747" calcext:value-type="float">
            <text:p>3.747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.872" calcext:value-type="float">
            <text:p>3.872</text:p>
          </table:table-cell>
          <table:table-cell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3.858" calcext:value-type="float">
            <text:p>3.858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3.747" calcext:value-type="float">
            <text:p>3.747</text:p>
          </table:table-cell>
          <table:table-cell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.825" calcext:value-type="float">
            <text:p>3.825</text:p>
          </table:table-cell>
          <table:table-cell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729" calcext:value-type="float">
            <text:p>3.729</text:p>
          </table:table-cell>
          <table:table-cell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4.052" calcext:value-type="float">
            <text:p>4.052</text:p>
          </table:table-cell>
          <table:table-cell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3.833" calcext:value-type="float">
            <text:p>3.833</text:p>
          </table:table-cell>
          <table:table-cell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4.077" calcext:value-type="float">
            <text:p>4.077</text:p>
          </table:table-cell>
          <table:table-cell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3.879" calcext:value-type="float">
            <text:p>3.879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3.987" calcext:value-type="float">
            <text:p>3.987</text:p>
          </table:table-cell>
          <table:table-cell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.105" calcext:value-type="float">
            <text:p>4.105</text:p>
          </table:table-cell>
          <table:table-cell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4.185" calcext:value-type="float">
            <text:p>4.185</text:p>
          </table:table-cell>
          <table:table-cell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4.988" calcext:value-type="float">
            <text:p>4.988</text:p>
          </table:table-cell>
          <table:table-cell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4.214" calcext:value-type="float">
            <text:p>4.214</text:p>
          </table:table-cell>
          <table:table-cell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4.261" calcext:value-type="float">
            <text:p>4.261</text:p>
          </table:table-cell>
          <table:table-cell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4.339" calcext:value-type="float">
            <text:p>4.339</text:p>
          </table:table-cell>
          <table:table-cell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4.348" calcext:value-type="float">
            <text:p>4.348</text:p>
          </table:table-cell>
          <table:table-cell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4.364" calcext:value-type="float">
            <text:p>4.36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262" calcext:value-type="float">
            <text:p>4.262</text:p>
          </table:table-cell>
          <table:table-cell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4.485" calcext:value-type="float">
            <text:p>4.485</text:p>
          </table:table-cell>
          <table:table-cell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4.555" calcext:value-type="float">
            <text:p>4.555</text:p>
          </table:table-cell>
          <table:table-cell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4.131" calcext:value-type="float">
            <text:p>4.131</text:p>
          </table:table-cell>
          <table:table-cell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4.51" calcext:value-type="float">
            <text:p>4.51</text:p>
          </table:table-cell>
          <table:table-cell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4.493" calcext:value-type="float">
            <text:p>4.493</text:p>
          </table:table-cell>
          <table:table-cell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4.534" calcext:value-type="float">
            <text:p>4.534</text:p>
          </table:table-cell>
          <table:table-cell/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4.42" calcext:value-type="float">
            <text:p>4.42</text:p>
          </table:table-cell>
          <table:table-cell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4.569" calcext:value-type="float">
            <text:p>4.569</text:p>
          </table:table-cell>
          <table:table-cell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4.595" calcext:value-type="float">
            <text:p>4.595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.71" calcext:value-type="float">
            <text:p>4.71</text:p>
          </table:table-cell>
          <table:table-cell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4.704" calcext:value-type="float">
            <text:p>4.704</text:p>
          </table:table-cell>
          <table:table-cell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4.729" calcext:value-type="float">
            <text:p>4.729</text:p>
          </table:table-cell>
          <table:table-cell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4.832" calcext:value-type="float">
            <text:p>4.832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.853" calcext:value-type="float">
            <text:p>4.853</text:p>
          </table:table-cell>
          <table:table-cell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4.777" calcext:value-type="float">
            <text:p>4.777</text:p>
          </table:table-cell>
          <table:table-cell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4.831" calcext:value-type="float">
            <text:p>4.831</text:p>
          </table:table-cell>
          <table:table-cell/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4.849" calcext:value-type="float">
            <text:p>4.849</text:p>
          </table:table-cell>
          <table:table-cell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4.874" calcext:value-type="float">
            <text:p>4.874</text:p>
          </table:table-cell>
          <table:table-cell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4.859" calcext:value-type="float">
            <text:p>4.859</text:p>
          </table:table-cell>
          <table:table-cell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5.054" calcext:value-type="float">
            <text:p>5.054</text:p>
          </table:table-cell>
          <table:table-cell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5.132" calcext:value-type="float">
            <text:p>5.132</text:p>
          </table:table-cell>
          <table:table-cell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4.94" calcext:value-type="float">
            <text:p>4.94</text:p>
          </table:table-cell>
          <table:table-cell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5.038" calcext:value-type="float">
            <text:p>5.038</text:p>
          </table:table-cell>
          <table:table-cell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5.347" calcext:value-type="float">
            <text:p>5.347</text:p>
          </table:table-cell>
          <table:table-cell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5.07" calcext:value-type="float">
            <text:p>5.07</text:p>
          </table:table-cell>
          <table:table-cell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5.124" calcext:value-type="float">
            <text:p>5.124</text:p>
          </table:table-cell>
          <table:table-cell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4.928" calcext:value-type="float">
            <text:p>4.928</text:p>
          </table:table-cell>
          <table:table-cell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5.52" calcext:value-type="float">
            <text:p>5.52</text:p>
          </table:table-cell>
          <table:table-cell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5.227" calcext:value-type="float">
            <text:p>5.227</text:p>
          </table:table-cell>
          <table:table-cell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5.257" calcext:value-type="float">
            <text:p>5.257</text:p>
          </table:table-cell>
          <table:table-cell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5.273" calcext:value-type="float">
            <text:p>5.273</text:p>
          </table:table-cell>
          <table:table-cell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5.591" calcext:value-type="float">
            <text:p>5.591</text:p>
          </table:table-cell>
          <table:table-cell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5.477" calcext:value-type="float">
            <text:p>5.477</text:p>
          </table:table-cell>
          <table:table-cell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5.501" calcext:value-type="float">
            <text:p>5.501</text:p>
          </table:table-cell>
          <table:table-cell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5.37" calcext:value-type="float">
            <text:p>5.37</text:p>
          </table:table-cell>
          <table:table-cell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5.363" calcext:value-type="float">
            <text:p>5.363</text:p>
          </table:table-cell>
          <table:table-cell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5.425" calcext:value-type="float">
            <text:p>5.425</text:p>
          </table:table-cell>
          <table:table-cell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5.562" calcext:value-type="float">
            <text:p>5.562</text:p>
          </table:table-cell>
          <table:table-cell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5.467" calcext:value-type="float">
            <text:p>5.467</text:p>
          </table:table-cell>
          <table:table-cell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5.606" calcext:value-type="float">
            <text:p>5.606</text:p>
          </table:table-cell>
          <table:table-cell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5.446" calcext:value-type="float">
            <text:p>5.446</text:p>
          </table:table-cell>
          <table:table-cell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5.798" calcext:value-type="float">
            <text:p>5.798</text:p>
          </table:table-cell>
          <table:table-cell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5.662" calcext:value-type="float">
            <text:p>5.662</text:p>
          </table:table-cell>
          <table:table-cell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5.712" calcext:value-type="float">
            <text:p>5.712</text:p>
          </table:table-cell>
          <table:table-cell/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5.584" calcext:value-type="float">
            <text:p>5.584</text:p>
          </table:table-cell>
          <table:table-cell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5.52" calcext:value-type="float">
            <text:p>5.52</text:p>
          </table:table-cell>
          <table:table-cell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5.687" calcext:value-type="float">
            <text:p>5.687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719" calcext:value-type="float">
            <text:p>5.719</text:p>
          </table:table-cell>
          <table:table-cell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5.446" calcext:value-type="float">
            <text:p>5.446</text:p>
          </table:table-cell>
          <table:table-cell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5.726" calcext:value-type="float">
            <text:p>5.726</text:p>
          </table:table-cell>
          <table:table-cell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5.817" calcext:value-type="float">
            <text:p>5.817</text:p>
          </table:table-cell>
          <table:table-cell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5.734" calcext:value-type="float">
            <text:p>5.734</text:p>
          </table:table-cell>
          <table:table-cell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62" calcext:value-type="float">
            <text:p>5.62</text:p>
          </table:table-cell>
          <table:table-cell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5.993" calcext:value-type="float">
            <text:p>5.993</text:p>
          </table:table-cell>
          <table:table-cell/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6.063" calcext:value-type="float">
            <text:p>6.063</text:p>
          </table:table-cell>
          <table:table-cell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5.81" calcext:value-type="float">
            <text:p>5.81</text:p>
          </table:table-cell>
          <table:table-cell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7.315" calcext:value-type="float">
            <text:p>7.315</text:p>
          </table:table-cell>
          <table:table-cell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.22" calcext:value-type="float">
            <text:p>6.22</text:p>
          </table:table-cell>
          <table:table-cell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6.286" calcext:value-type="float">
            <text:p>6.286</text:p>
          </table:table-cell>
          <table:table-cell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5.868" calcext:value-type="float">
            <text:p>5.868</text:p>
          </table:table-cell>
          <table:table-cell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6.01" calcext:value-type="float">
            <text:p>6.01</text:p>
          </table:table-cell>
          <table:table-cell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6.162" calcext:value-type="float">
            <text:p>6.162</text:p>
          </table:table-cell>
          <table:table-cell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5.975" calcext:value-type="float">
            <text:p>5.975</text:p>
          </table:table-cell>
          <table:table-cell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6.181" calcext:value-type="float">
            <text:p>6.181</text:p>
          </table:table-cell>
          <table:table-cell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5.977" calcext:value-type="float">
            <text:p>5.977</text:p>
          </table:table-cell>
          <table:table-cell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6.142" calcext:value-type="float">
            <text:p>6.142</text:p>
          </table:table-cell>
          <table:table-cell/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6.189" calcext:value-type="float">
            <text:p>6.189</text:p>
          </table:table-cell>
          <table:table-cell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6.307" calcext:value-type="float">
            <text:p>6.307</text:p>
          </table:table-cell>
          <table:table-cell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6.343" calcext:value-type="float">
            <text:p>6.343</text:p>
          </table:table-cell>
          <table:table-cell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6.012" calcext:value-type="float">
            <text:p>6.012</text:p>
          </table:table-cell>
          <table:table-cell/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7.833" calcext:value-type="float">
            <text:p>7.833</text:p>
          </table:table-cell>
          <table:table-cell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6.296" calcext:value-type="float">
            <text:p>6.296</text:p>
          </table:table-cell>
          <table:table-cell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6.363" calcext:value-type="float">
            <text:p>6.363</text:p>
          </table:table-cell>
          <table:table-cell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6.49" calcext:value-type="float">
            <text:p>6.49</text:p>
          </table:table-cell>
          <table:table-cell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6.474" calcext:value-type="float">
            <text:p>6.474</text:p>
          </table:table-cell>
          <table:table-cell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6.162" calcext:value-type="float">
            <text:p>6.162</text:p>
          </table:table-cell>
          <table:table-cell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6.52" calcext:value-type="float">
            <text:p>6.52</text:p>
          </table:table-cell>
          <table:table-cell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6.802" calcext:value-type="float">
            <text:p>6.802</text:p>
          </table:table-cell>
          <table:table-cell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6.49" calcext:value-type="float">
            <text:p>6.49</text:p>
          </table:table-cell>
          <table:table-cell/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6.638" calcext:value-type="float">
            <text:p>6.638</text:p>
          </table:table-cell>
          <table:table-cell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6.789" calcext:value-type="float">
            <text:p>6.789</text:p>
          </table:table-cell>
          <table:table-cell/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6.708" calcext:value-type="float">
            <text:p>6.708</text:p>
          </table:table-cell>
          <table:table-cell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6.606" calcext:value-type="float">
            <text:p>6.606</text:p>
          </table:table-cell>
          <table:table-cell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7.052" calcext:value-type="float">
            <text:p>7.052</text:p>
          </table:table-cell>
          <table:table-cell/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6.675" calcext:value-type="float">
            <text:p>6.675</text:p>
          </table:table-cell>
          <table:table-cell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.888" calcext:value-type="float">
            <text:p>6.888</text:p>
          </table:table-cell>
          <table:table-cell/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6.866" calcext:value-type="float">
            <text:p>6.866</text:p>
          </table:table-cell>
          <table:table-cell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.811" calcext:value-type="float">
            <text:p>6.811</text:p>
          </table:table-cell>
          <table:table-cell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7.074" calcext:value-type="float">
            <text:p>7.074</text:p>
          </table:table-cell>
          <table:table-cell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6.807" calcext:value-type="float">
            <text:p>6.807</text:p>
          </table:table-cell>
          <table:table-cell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6.581" calcext:value-type="float">
            <text:p>6.581</text:p>
          </table:table-cell>
          <table:table-cell/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6.695" calcext:value-type="float">
            <text:p>6.695</text:p>
          </table:table-cell>
          <table:table-cell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7.033" calcext:value-type="float">
            <text:p>7.033</text:p>
          </table:table-cell>
          <table:table-cell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6.938" calcext:value-type="float">
            <text:p>6.938</text:p>
          </table:table-cell>
          <table:table-cell/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6.981" calcext:value-type="float">
            <text:p>6.981</text:p>
          </table:table-cell>
          <table:table-cell/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7.032" calcext:value-type="float">
            <text:p>7.032</text:p>
          </table:table-cell>
          <table:table-cell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7.021" calcext:value-type="float">
            <text:p>7.02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656" calcext:value-type="float">
            <text:p>7.656</text:p>
          </table:table-cell>
          <table:table-cell/>
        </table:table-row>
      </table:table>
      <table:table table:name="Rem.Ord.Seq" table:style-name="ta1">
        <table:shapes>
          <draw:frame draw:z-index="0" draw:style-name="gr1" draw:text-style-name="P1" svg:width="9.6587in" svg:height="8.0732in" svg:x="2.7098in" svg:y="0.0417in">
            <draw:object draw:notify-on-update-of-ranges="'Rem.Ord.Seq'.A1:'Rem.Ord.Seq'.A300 'Rem.Ord.Seq'.B1:'Rem.Ord.Seq'.B3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813" calcext:value-type="float">
            <text:p>1.8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347" calcext:value-type="float">
            <text:p>3.3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308" calcext:value-type="float">
            <text:p>5.3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038" calcext:value-type="float">
            <text:p>3.03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518" calcext:value-type="float">
            <text:p>3.5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.642" calcext:value-type="float">
            <text:p>9.6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698" calcext:value-type="float">
            <text:p>5.6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407" calcext:value-type="float">
            <text:p>6.4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326" calcext:value-type="float">
            <text:p>7.3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.329" calcext:value-type="float">
            <text:p>8.32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.566" calcext:value-type="float">
            <text:p>9.5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.592" calcext:value-type="float">
            <text:p>13.5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642" calcext:value-type="float">
            <text:p>11.6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.905" calcext:value-type="float">
            <text:p>12.90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.382" calcext:value-type="float">
            <text:p>16.38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.851999" calcext:value-type="float">
            <text:p>16.85199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.492001" calcext:value-type="float">
            <text:p>16.4920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.427999" calcext:value-type="float">
            <text:p>18.42799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.622" calcext:value-type="float">
            <text:p>20.6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2.266001" calcext:value-type="float">
            <text:p>22.26600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3.43" calcext:value-type="float">
            <text:p>23.4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4.688999" calcext:value-type="float">
            <text:p>24.68899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094" calcext:value-type="float">
            <text:p>26.0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.900999" calcext:value-type="float">
            <text:p>27.90099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0.768999" calcext:value-type="float">
            <text:p>30.7689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3.266998" calcext:value-type="float">
            <text:p>33.26699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6.287998" calcext:value-type="float">
            <text:p>36.2879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5.168999" calcext:value-type="float">
            <text:p>35.1689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7.535999" calcext:value-type="float">
            <text:p>37.53599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9.368999" calcext:value-type="float">
            <text:p>39.3689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1.234001" calcext:value-type="float">
            <text:p>41.23400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4.257" calcext:value-type="float">
            <text:p>44.2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7.216" calcext:value-type="float">
            <text:p>47.21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8.556" calcext:value-type="float">
            <text:p>48.55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0.942001" calcext:value-type="float">
            <text:p>50.94200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7.017998" calcext:value-type="float">
            <text:p>77.01799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5.844002" calcext:value-type="float">
            <text:p>65.84400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9.664001" calcext:value-type="float">
            <text:p>59.66400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1.443001" calcext:value-type="float">
            <text:p>61.44300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4.176003" calcext:value-type="float">
            <text:p>64.17600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7.420998" calcext:value-type="float">
            <text:p>67.42099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9.292999" calcext:value-type="float">
            <text:p>69.292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3.953003" calcext:value-type="float">
            <text:p>73.9530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77.121002" calcext:value-type="float">
            <text:p>77.12100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77.288002" calcext:value-type="float">
            <text:p>77.28800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82.002998" calcext:value-type="float">
            <text:p>82.00299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84.934998" calcext:value-type="float">
            <text:p>84.93499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8.153999" calcext:value-type="float">
            <text:p>88.15399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90.873001" calcext:value-type="float">
            <text:p>90.87300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6.929001" calcext:value-type="float">
            <text:p>96.92900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98.262001" calcext:value-type="float">
            <text:p>98.26200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03.838997" calcext:value-type="float">
            <text:p>103.83899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6.718002" calcext:value-type="float">
            <text:p>106.71800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15.903" calcext:value-type="float">
            <text:p>115.90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14.513" calcext:value-type="float">
            <text:p>114.51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15.588997" calcext:value-type="float">
            <text:p>115.58899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21.862" calcext:value-type="float">
            <text:p>121.86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28.660995" calcext:value-type="float">
            <text:p>128.66099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31.740005" calcext:value-type="float">
            <text:p>131.74000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32.436005" calcext:value-type="float">
            <text:p>132.43600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43.358994" calcext:value-type="float">
            <text:p>143.35899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42.126007" calcext:value-type="float">
            <text:p>142.1260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4.798996" calcext:value-type="float">
            <text:p>144.798996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64.828003" calcext:value-type="float">
            <text:p>164.82800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5.985992" calcext:value-type="float">
            <text:p>155.98599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59.854996" calcext:value-type="float">
            <text:p>159.85499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64.567001" calcext:value-type="float">
            <text:p>164.56700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9.813995" calcext:value-type="float">
            <text:p>169.81399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67.667999" calcext:value-type="float">
            <text:p>167.66799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77.723999" calcext:value-type="float">
            <text:p>177.72399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80.639999" calcext:value-type="float">
            <text:p>180.63999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95.957993" calcext:value-type="float">
            <text:p>195.95799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8.044998" calcext:value-type="float">
            <text:p>188.044998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94.498993" calcext:value-type="float">
            <text:p>194.49899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05.664001" calcext:value-type="float">
            <text:p>205.664001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01.559006" calcext:value-type="float">
            <text:p>201.55900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17.673004" calcext:value-type="float">
            <text:p>217.67300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13.278" calcext:value-type="float">
            <text:p>213.27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20.436996" calcext:value-type="float">
            <text:p>220.43699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27.087997" calcext:value-type="float">
            <text:p>227.08799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48.688004" calcext:value-type="float">
            <text:p>248.68800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35.216003" calcext:value-type="float">
            <text:p>235.21600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44.585007" calcext:value-type="float">
            <text:p>244.58500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38.369003" calcext:value-type="float">
            <text:p>238.36900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55.199997" calcext:value-type="float">
            <text:p>255.199997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60.56601" calcext:value-type="float">
            <text:p>260.5660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64.147003" calcext:value-type="float">
            <text:p>264.14700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69.678986" calcext:value-type="float">
            <text:p>269.67898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76.149994" calcext:value-type="float">
            <text:p>276.14999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80.760986" calcext:value-type="float">
            <text:p>280.76098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91.09201" calcext:value-type="float">
            <text:p>291.0920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301.243988" calcext:value-type="float">
            <text:p>301.2439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1.774994" calcext:value-type="float">
            <text:p>401.774994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303.182007" calcext:value-type="float">
            <text:p>303.182007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312.621002" calcext:value-type="float">
            <text:p>312.62100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313.571991" calcext:value-type="float">
            <text:p>313.571991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333.169006" calcext:value-type="float">
            <text:p>333.169006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325.341003" calcext:value-type="float">
            <text:p>325.341003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345.966003" calcext:value-type="float">
            <text:p>345.966003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338.658997" calcext:value-type="float">
            <text:p>338.658997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54.403992" calcext:value-type="float">
            <text:p>354.403992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362.404999" calcext:value-type="float">
            <text:p>362.4049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67.200989" calcext:value-type="float">
            <text:p>367.200989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370.682007" calcext:value-type="float">
            <text:p>370.682007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82.380005" calcext:value-type="float">
            <text:p>382.380005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385.355011" calcext:value-type="float">
            <text:p>385.355011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393.553009" calcext:value-type="float">
            <text:p>393.55300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394.334991" calcext:value-type="float">
            <text:p>394.334991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424.386993" calcext:value-type="float">
            <text:p>424.386993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411.5" calcext:value-type="float">
            <text:p>411.5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420.917999" calcext:value-type="float">
            <text:p>420.917999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428.863007" calcext:value-type="float">
            <text:p>428.86300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41.700989" calcext:value-type="float">
            <text:p>441.700989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478.527008" calcext:value-type="float">
            <text:p>478.527008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460.209015" calcext:value-type="float">
            <text:p>460.209015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485.071014" calcext:value-type="float">
            <text:p>485.071014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463.46701" calcext:value-type="float">
            <text:p>463.4670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73.378998" calcext:value-type="float">
            <text:p>473.378998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472.873993" calcext:value-type="float">
            <text:p>472.873993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78.105988" calcext:value-type="float">
            <text:p>478.105988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507.523987" calcext:value-type="float">
            <text:p>507.52398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08.144989" calcext:value-type="float">
            <text:p>508.144989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515.135986" calcext:value-type="float">
            <text:p>515.135986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532.695007" calcext:value-type="float">
            <text:p>532.695007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551.047974" calcext:value-type="float">
            <text:p>551.047974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539.130005" calcext:value-type="float">
            <text:p>539.13000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73.228027" calcext:value-type="float">
            <text:p>573.228027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584.205017" calcext:value-type="float">
            <text:p>584.205017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579.034973" calcext:value-type="float">
            <text:p>579.034973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578.952026" calcext:value-type="float">
            <text:p>578.952026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584.523987" calcext:value-type="float">
            <text:p>584.52398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04.909973" calcext:value-type="float">
            <text:p>604.909973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606.015991" calcext:value-type="float">
            <text:p>606.015991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620.125977" calcext:value-type="float">
            <text:p>620.125977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616.63501" calcext:value-type="float">
            <text:p>616.63501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28.33197" calcext:value-type="float">
            <text:p>628.33197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629.580017" calcext:value-type="float">
            <text:p>629.580017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649.057007" calcext:value-type="float">
            <text:p>649.057007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693.276001" calcext:value-type="float">
            <text:p>693.27600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690.437988" calcext:value-type="float">
            <text:p>690.437988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672.395996" calcext:value-type="float">
            <text:p>672.39599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86.718994" calcext:value-type="float">
            <text:p>686.718994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701.05603" calcext:value-type="float">
            <text:p>701.05603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717.784973" calcext:value-type="float">
            <text:p>717.784973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703.075012" calcext:value-type="float">
            <text:p>703.07501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755.117981" calcext:value-type="float">
            <text:p>755.11798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726.674988" calcext:value-type="float">
            <text:p>726.674988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739.109985" calcext:value-type="float">
            <text:p>739.109985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753.051025" calcext:value-type="float">
            <text:p>753.051025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756.838989" calcext:value-type="float">
            <text:p>756.838989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789.838013" calcext:value-type="float">
            <text:p>789.8380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94.786011" calcext:value-type="float">
            <text:p>794.786011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783.728027" calcext:value-type="float">
            <text:p>783.728027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811.468018" calcext:value-type="float">
            <text:p>811.468018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809.302002" calcext:value-type="float">
            <text:p>809.302002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840.353027" calcext:value-type="float">
            <text:p>840.353027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841.786987" calcext:value-type="float">
            <text:p>841.786987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847.838989" calcext:value-type="float">
            <text:p>847.838989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856.656006" calcext:value-type="float">
            <text:p>856.656006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871.614014" calcext:value-type="float">
            <text:p>871.614014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872.130005" calcext:value-type="float">
            <text:p>872.1300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75.005005" calcext:value-type="float">
            <text:p>875.005005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897.254028" calcext:value-type="float">
            <text:p>897.254028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904.638" calcext:value-type="float">
            <text:p>904.638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911.544006" calcext:value-type="float">
            <text:p>911.544006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945.479004" calcext:value-type="float">
            <text:p>945.47900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928.21698" calcext:value-type="float">
            <text:p>928.21698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970.877991" calcext:value-type="float">
            <text:p>970.877991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953.557007" calcext:value-type="float">
            <text:p>953.557007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1005.27301" calcext:value-type="float">
            <text:p>1005.27301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980.737976" calcext:value-type="float">
            <text:p>980.73797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89.880005" calcext:value-type="float">
            <text:p>989.880005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1005.09198" calcext:value-type="float">
            <text:p>1005.09198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030.980957" calcext:value-type="float">
            <text:p>1030.980957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030.613037" calcext:value-type="float">
            <text:p>1030.613037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031.713989" calcext:value-type="float">
            <text:p>1031.713989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274.689941" calcext:value-type="float">
            <text:p>1274.689941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1062.541992" calcext:value-type="float">
            <text:p>1062.541992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1086.291992" calcext:value-type="float">
            <text:p>1086.291992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201.984009" calcext:value-type="float">
            <text:p>1201.984009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1097.187988" calcext:value-type="float">
            <text:p>1097.18798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95.328003" calcext:value-type="float">
            <text:p>1095.328003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108.032959" calcext:value-type="float">
            <text:p>1108.032959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131.115967" calcext:value-type="float">
            <text:p>1131.115967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1132.38501" calcext:value-type="float">
            <text:p>1132.38501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1237.792969" calcext:value-type="float">
            <text:p>1237.792969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195.409058" calcext:value-type="float">
            <text:p>1195.409058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184.930054" calcext:value-type="float">
            <text:p>1184.930054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1184.649048" calcext:value-type="float">
            <text:p>1184.649048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223.06604" calcext:value-type="float">
            <text:p>1223.06604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1212.050049" calcext:value-type="float">
            <text:p>1212.05004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25.944946" calcext:value-type="float">
            <text:p>1225.944946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1246.557007" calcext:value-type="float">
            <text:p>1246.557007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282.503052" calcext:value-type="float">
            <text:p>1282.503052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1421.57605" calcext:value-type="float">
            <text:p>1421.57605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284.19397" calcext:value-type="float">
            <text:p>1284.19397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281.801025" calcext:value-type="float">
            <text:p>1281.801025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1296.491943" calcext:value-type="float">
            <text:p>1296.491943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1331.785034" calcext:value-type="float">
            <text:p>1331.785034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483.18103" calcext:value-type="float">
            <text:p>1483.18103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340.737061" calcext:value-type="float">
            <text:p>1340.73706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382.052979" calcext:value-type="float">
            <text:p>1382.052979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1358.333008" calcext:value-type="float">
            <text:p>1358.333008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377.250977" calcext:value-type="float">
            <text:p>1377.250977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392.56604" calcext:value-type="float">
            <text:p>1392.56604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1592.136963" calcext:value-type="float">
            <text:p>1592.136963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437.057007" calcext:value-type="float">
            <text:p>1437.057007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99.741943" calcext:value-type="float">
            <text:p>1599.741943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1484.340942" calcext:value-type="float">
            <text:p>1484.34094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1474.19397" calcext:value-type="float">
            <text:p>1474.19397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1484.687988" calcext:value-type="float">
            <text:p>1484.68798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474.589966" calcext:value-type="float">
            <text:p>1474.589966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1538.282959" calcext:value-type="float">
            <text:p>1538.282959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1534.842041" calcext:value-type="float">
            <text:p>1534.842041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1529.192993" calcext:value-type="float">
            <text:p>1529.192993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553.805054" calcext:value-type="float">
            <text:p>1553.805054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556.480957" calcext:value-type="float">
            <text:p>1556.480957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1592.546021" calcext:value-type="float">
            <text:p>1592.546021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1585.31604" calcext:value-type="float">
            <text:p>1585.31604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610.198975" calcext:value-type="float">
            <text:p>1610.198975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774.245972" calcext:value-type="float">
            <text:p>1774.24597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636.745972" calcext:value-type="float">
            <text:p>1636.745972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1659.996948" calcext:value-type="float">
            <text:p>1659.996948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705.176025" calcext:value-type="float">
            <text:p>1705.176025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1668.680054" calcext:value-type="float">
            <text:p>1668.680054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681.215942" calcext:value-type="float">
            <text:p>1681.215942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694.858032" calcext:value-type="float">
            <text:p>1694.858032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699.347046" calcext:value-type="float">
            <text:p>1699.347046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762.714966" calcext:value-type="float">
            <text:p>1762.714966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783.847046" calcext:value-type="float">
            <text:p>1783.847046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1803.459961" calcext:value-type="float">
            <text:p>1803.45996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789.119995" calcext:value-type="float">
            <text:p>1789.11999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801.358032" calcext:value-type="float">
            <text:p>1801.358032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1966.94104" calcext:value-type="float">
            <text:p>1966.9410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1878.865967" calcext:value-type="float">
            <text:p>1878.865967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925.996948" calcext:value-type="float">
            <text:p>1925.996948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864.770996" calcext:value-type="float">
            <text:p>1864.770996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1873.016968" calcext:value-type="float">
            <text:p>1873.016968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1898.534058" calcext:value-type="float">
            <text:p>1898.534058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1910.885986" calcext:value-type="float">
            <text:p>1910.885986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1894.822998" calcext:value-type="float">
            <text:p>1894.82299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968.390015" calcext:value-type="float">
            <text:p>1968.390015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947.802979" calcext:value-type="float">
            <text:p>1947.802979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24.13208" calcext:value-type="float">
            <text:p>2124.13208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1979.823975" calcext:value-type="float">
            <text:p>1979.82397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1990.03894" calcext:value-type="float">
            <text:p>1990.03894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003.855957" calcext:value-type="float">
            <text:p>2003.855957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028.72998" calcext:value-type="float">
            <text:p>2028.72998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2061.988037" calcext:value-type="float">
            <text:p>2061.988037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054.690918" calcext:value-type="float">
            <text:p>2054.690918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2110.352051" calcext:value-type="float">
            <text:p>2110.35205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103.904053" calcext:value-type="float">
            <text:p>2103.904053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2125.8479" calcext:value-type="float">
            <text:p>2125.8479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2137.128906" calcext:value-type="float">
            <text:p>2137.128906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2140.366943" calcext:value-type="float">
            <text:p>2140.366943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151.081055" calcext:value-type="float">
            <text:p>2151.08105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164.388916" calcext:value-type="float">
            <text:p>2164.388916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242.415039" calcext:value-type="float">
            <text:p>2242.415039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2195.812012" calcext:value-type="float">
            <text:p>2195.812012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238.672119" calcext:value-type="float">
            <text:p>2238.672119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2246.104004" calcext:value-type="float">
            <text:p>2246.10400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262.940918" calcext:value-type="float">
            <text:p>2262.940918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331.2771" calcext:value-type="float">
            <text:p>2331.2771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2445.180908" calcext:value-type="float">
            <text:p>2445.180908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2337.771973" calcext:value-type="float">
            <text:p>2337.771973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2333.458008" calcext:value-type="float">
            <text:p>2333.458008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345.697021" calcext:value-type="float">
            <text:p>2345.69702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414.904053" calcext:value-type="float">
            <text:p>2414.904053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2385.611084" calcext:value-type="float">
            <text:p>2385.611084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389.919922" calcext:value-type="float">
            <text:p>2389.919922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2401.051025" calcext:value-type="float">
            <text:p>2401.0510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25.387939" calcext:value-type="float">
            <text:p>2425.387939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463.022949" calcext:value-type="float">
            <text:p>2463.022949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2455.495117" calcext:value-type="float">
            <text:p>2455.495117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2496.313965" calcext:value-type="float">
            <text:p>2496.313965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2504.717041" calcext:value-type="float">
            <text:p>2504.717041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515.062012" calcext:value-type="float">
            <text:p>2515.062012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580.944092" calcext:value-type="float">
            <text:p>2580.944092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2711.812988" calcext:value-type="float">
            <text:p>2711.812988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585.572998" calcext:value-type="float">
            <text:p>2585.572998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2642.708984" calcext:value-type="float">
            <text:p>2642.70898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610.135986" calcext:value-type="float">
            <text:p>2610.135986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2645.793945" calcext:value-type="float">
            <text:p>2645.793945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2644.979004" calcext:value-type="float">
            <text:p>2644.979004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2721.086914" calcext:value-type="float">
            <text:p>2721.086914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2680.116943" calcext:value-type="float">
            <text:p>2680.116943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724.748047" calcext:value-type="float">
            <text:p>2724.748047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710.788086" calcext:value-type="float">
            <text:p>2710.788086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2766.299072" calcext:value-type="float">
            <text:p>2766.299072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2773.481934" calcext:value-type="float">
            <text:p>2773.481934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2909.332031" calcext:value-type="float">
            <text:p>2909.33203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20.468994" calcext:value-type="float">
            <text:p>2820.468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7T12:24:00.611538415</dc:date>
    <meta:generator>LibreOffice/4.2.3.3$Linux_X86_64 LibreOffice_project/420m0$Build-3</meta:generator>
    <meta:editing-duration>PT8H1M44S</meta:editing-duration>
    <meta:editing-cycles>8</meta:editing-cycles>
    <meta:document-statistic meta:table-count="3" meta:cell-count="18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041cm" svg:height="25.925cm" xlink:href=".." xlink:type="simple" chart:class="chart:scatter" chart:style-name="ch1">
        <chart:legend chart:legend-position="end" svg:x="26.189cm" svg:y="12.663cm" style:legend-expansion="high" chart:style-name="ch2"/>
        <chart:plot-area chart:style-name="ch3" table:cell-range-address="'Insert Ord.Seq'.A1:'Insert Ord.Seq'.B100" svg:x="2.172cm" svg:y="2.788cm" svg:width="23.622cm" svg:height="22.643cm">
          <chartooo:coordinate-region svg:x="2.979cm" svg:y="2.987cm" svg:width="22.35cm" svg:height="21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sert Ord.Seq'.B1:'Insert Ord.Seq'.B100" chart:class="chart:scatter">
            <chart:domain table:cell-range-address="'Insert Ord.Seq'.A1:'Insert Ord.Seq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sert Ord.Seq'.A1:'Insert Ord.Seq'.A100</svg:desc>
                </draw:g>
              </table:table-cell>
              <table:table-cell office:value-type="float" office:value="0.208">
                <text:p>0.208</text:p>
                <draw:g>
                  <svg:desc>'Insert Ord.Seq'.B1:'Insert Ord.Seq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531">
                <text:p>1.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858">
                <text:p>3.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.872">
                <text:p>2.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.393">
                <text:p>4.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6.493">
                <text:p>6.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9.043">
                <text:p>9.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.527">
                <text:p>9.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1.222">
                <text:p>11.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7.553">
                <text:p>7.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0.633">
                <text:p>10.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0.198">
                <text:p>10.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3.003">
                <text:p>13.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4.265">
                <text:p>14.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4.638">
                <text:p>14.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9.594">
                <text:p>19.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7.705">
                <text:p>17.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0.048">
                <text:p>20.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1.681">
                <text:p>21.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3.108999">
                <text:p>23.108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7.094">
                <text:p>27.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7.128">
                <text:p>27.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9.259001">
                <text:p>29.259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1.533001">
                <text:p>31.533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5.521">
                <text:p>25.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1.226">
                <text:p>31.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4.539001">
                <text:p>34.539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8.658001">
                <text:p>38.658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5.365002">
                <text:p>35.365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6.551998">
                <text:p>36.551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8.509998">
                <text:p>38.50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3.91">
                <text:p>43.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4.597">
                <text:p>44.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56.377998">
                <text:p>56.377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7.855999">
                <text:p>47.855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44.284">
                <text:p>44.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2.862">
                <text:p>52.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49.502998">
                <text:p>49.502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4.662998">
                <text:p>54.662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53.269001">
                <text:p>53.269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55.646999">
                <text:p>55.646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55.532001">
                <text:p>55.532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0.034">
                <text:p>60.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65.497002">
                <text:p>65.497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67.143997">
                <text:p>67.143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65.973">
                <text:p>65.9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8.305">
                <text:p>78.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87.310997">
                <text:p>87.310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76.945">
                <text:p>76.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72.944">
                <text:p>72.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77.369003">
                <text:p>77.369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85.981003">
                <text:p>85.981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86.310997">
                <text:p>86.310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86.626999">
                <text:p>86.626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92.252998">
                <text:p>92.252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96.413002">
                <text:p>96.413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93.921997">
                <text:p>93.921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97.257004">
                <text:p>97.257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05.335999">
                <text:p>105.335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96.294998">
                <text:p>96.294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04.703003">
                <text:p>104.703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05.322998">
                <text:p>105.322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10.834999">
                <text:p>110.834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11.563004">
                <text:p>111.563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16.713997">
                <text:p>116.713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21.018997">
                <text:p>121.01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16.913002">
                <text:p>116.913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27.389">
                <text:p>127.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26.168999">
                <text:p>126.168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39.751999">
                <text:p>139.751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33.197998">
                <text:p>133.197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36.179993">
                <text:p>136.1799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41.065002">
                <text:p>141.065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45.589996">
                <text:p>145.589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47.440002">
                <text:p>147.44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50.806">
                <text:p>150.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54.511002">
                <text:p>154.511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54.173996">
                <text:p>154.173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58.173004">
                <text:p>158.173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60.533997">
                <text:p>160.533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70.563004">
                <text:p>170.563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67.375">
                <text:p>167.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73.367004">
                <text:p>173.367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84.235001">
                <text:p>184.235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87.119995">
                <text:p>187.119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93.981003">
                <text:p>193.981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88.048004">
                <text:p>188.048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93.072006">
                <text:p>193.072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10.235992">
                <text:p>210.235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22.822998">
                <text:p>222.822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68.454987">
                <text:p>268.454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52cm" svg:height="16.954cm" xlink:href=".." xlink:type="simple" chart:class="chart:scatter" chart:style-name="ch1">
        <chart:legend chart:legend-position="end" svg:x="21.8cm" svg:y="8.178cm" style:legend-expansion="high" chart:style-name="ch2"/>
        <chart:plot-area chart:style-name="ch3" table:cell-range-address="'Busca Ord.Seq'.A1:'Busca Ord.Seq'.B100" svg:x="0.943cm" svg:y="1.491cm" svg:width="19.871cm" svg:height="14.704cm">
          <chartooo:coordinate-region svg:x="1.67cm" svg:y="1.69cm" svg:width="18.679cm" svg:height="13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usca Ord.Seq'.B1:'Busca Ord.Seq'.B100" chart:class="chart:scatter">
            <chart:domain table:cell-range-address="'Busca Ord.Seq'.A1:'Busca Ord.Seq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Busca Ord.Seq'.A1:'Busca Ord.Seq'.A100</svg:desc>
                </draw:g>
              </table:table-cell>
              <table:table-cell office:value-type="float" office:value="0.017">
                <text:p>0.017</text:p>
                <draw:g>
                  <svg:desc>'Busca Ord.Seq'.B1:'Busca Ord.Seq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.799">
                <text:p>1.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.791">
                <text:p>1.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.779">
                <text:p>1.7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.262">
                <text:p>2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34cm" svg:height="20.507cm" xlink:href=".." xlink:type="simple" chart:class="chart:scatter" chart:style-name="ch1">
        <chart:legend chart:legend-position="end" svg:x="21.682cm" svg:y="9.954cm" style:legend-expansion="high" chart:style-name="ch2"/>
        <chart:plot-area chart:style-name="ch3" table:cell-range-address="'Rem.Ord.Seq'.A1:'Rem.Ord.Seq'.B300" svg:x="1.207cm" svg:y="1.348cm" svg:width="20.314cm" svg:height="17.899cm">
          <chartooo:coordinate-region svg:x="2.199cm" svg:y="1.547cm" svg:width="18.858cm" svg:height="17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m.Ord.Seq'.B1:'Rem.Ord.Seq'.B300" chart:class="chart:scatter">
            <chart:domain table:cell-range-address="'Rem.Ord.Seq'.A1:'Rem.Ord.Seq'.A300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Rem.Ord.Seq'.A1:'Rem.Ord.Seq'.A300</svg:desc>
                </draw:g>
              </table:table-cell>
              <table:table-cell office:value-type="float" office:value="0.064">
                <text:p>0.064</text:p>
                <draw:g>
                  <svg:desc>'Rem.Ord.Seq'.B1:'Rem.Ord.Seq'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813">
                <text:p>1.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347">
                <text:p>3.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.518">
                <text:p>3.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9.642">
                <text:p>9.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.698">
                <text:p>5.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6.407">
                <text:p>6.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7.326">
                <text:p>7.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8.329">
                <text:p>8.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3.592">
                <text:p>13.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1.642">
                <text:p>11.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2.905">
                <text:p>12.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6.851999">
                <text:p>16.851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6.492001">
                <text:p>16.492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8.427999">
                <text:p>18.427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0.622">
                <text:p>20.6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2.266001">
                <text:p>22.266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4.688999">
                <text:p>24.688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6.094">
                <text:p>26.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7.900999">
                <text:p>27.900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0.768999">
                <text:p>30.768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3.266998">
                <text:p>33.266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6.287998">
                <text:p>36.287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5.168999">
                <text:p>35.168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7.535999">
                <text:p>37.535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9.368999">
                <text:p>39.368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41.234001">
                <text:p>41.234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44.257">
                <text:p>44.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7.216">
                <text:p>47.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8.556">
                <text:p>48.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50.942001">
                <text:p>50.942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77.017998">
                <text:p>77.017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65.844002">
                <text:p>65.844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9.664001">
                <text:p>59.664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61.443001">
                <text:p>61.443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64.176003">
                <text:p>64.176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67.420998">
                <text:p>67.420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9.292999">
                <text:p>69.292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73.953003">
                <text:p>73.953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77.121002">
                <text:p>77.121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77.288002">
                <text:p>77.288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82.002998">
                <text:p>82.002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84.934998">
                <text:p>84.934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88.153999">
                <text:p>88.153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90.873001">
                <text:p>90.873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96.929001">
                <text:p>96.929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98.262001">
                <text:p>98.262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03.838997">
                <text:p>103.83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06.718002">
                <text:p>106.718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15.903">
                <text:p>115.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14.513">
                <text:p>114.5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15.588997">
                <text:p>115.588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21.862">
                <text:p>121.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28.660995">
                <text:p>128.660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31.740005">
                <text:p>131.74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32.436005">
                <text:p>132.436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43.358994">
                <text:p>143.358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42.126007">
                <text:p>142.126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44.798996">
                <text:p>144.798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64.828003">
                <text:p>164.828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55.985992">
                <text:p>155.985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59.854996">
                <text:p>159.854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64.567001">
                <text:p>164.567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69.813995">
                <text:p>169.8139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67.667999">
                <text:p>167.667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77.723999">
                <text:p>177.723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80.639999">
                <text:p>180.63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95.957993">
                <text:p>195.9579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88.044998">
                <text:p>188.044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94.498993">
                <text:p>194.4989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205.664001">
                <text:p>205.664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201.559006">
                <text:p>201.559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217.673004">
                <text:p>217.673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213.278">
                <text:p>213.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220.436996">
                <text:p>220.436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227.087997">
                <text:p>227.087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248.688004">
                <text:p>248.688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235.216003">
                <text:p>235.216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44.585007">
                <text:p>244.585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38.369003">
                <text:p>238.369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55.199997">
                <text:p>255.19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60.56601">
                <text:p>260.56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64.147003">
                <text:p>264.147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69.678986">
                <text:p>269.678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76.149994">
                <text:p>276.149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80.760986">
                <text:p>280.760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91.09201">
                <text:p>291.092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301.243988">
                <text:p>301.243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01.774994">
                <text:p>401.774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303.182007">
                <text:p>303.182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312.621002">
                <text:p>312.621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313.571991">
                <text:p>313.571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333.169006">
                <text:p>333.1690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325.341003">
                <text:p>325.341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345.966003">
                <text:p>345.966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338.658997">
                <text:p>338.658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354.403992">
                <text:p>354.403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362.404999">
                <text:p>362.404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367.200989">
                <text:p>367.2009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370.682007">
                <text:p>370.6820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382.380005">
                <text:p>382.3800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385.355011">
                <text:p>385.3550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393.553009">
                <text:p>393.5530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394.334991">
                <text:p>394.334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424.386993">
                <text:p>424.3869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420.917999">
                <text:p>420.917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428.863007">
                <text:p>428.8630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441.700989">
                <text:p>441.7009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478.527008">
                <text:p>478.527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460.209015">
                <text:p>460.209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485.071014">
                <text:p>485.071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463.46701">
                <text:p>463.46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473.378998">
                <text:p>473.378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472.873993">
                <text:p>472.8739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478.105988">
                <text:p>478.105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507.523987">
                <text:p>507.5239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508.144989">
                <text:p>508.1449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515.135986">
                <text:p>515.135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532.695007">
                <text:p>532.695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551.047974">
                <text:p>551.0479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539.130005">
                <text:p>539.130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573.228027">
                <text:p>573.2280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584.205017">
                <text:p>584.205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579.034973">
                <text:p>579.0349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578.952026">
                <text:p>578.952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584.523987">
                <text:p>584.5239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604.909973">
                <text:p>604.909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606.015991">
                <text:p>606.015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620.125977">
                <text:p>620.1259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616.63501">
                <text:p>616.635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628.33197">
                <text:p>628.33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629.580017">
                <text:p>629.580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649.057007">
                <text:p>649.0570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693.276001">
                <text:p>693.276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690.437988">
                <text:p>690.4379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672.395996">
                <text:p>672.395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686.718994">
                <text:p>686.7189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701.05603">
                <text:p>701.05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717.784973">
                <text:p>717.7849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703.075012">
                <text:p>703.0750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755.117981">
                <text:p>755.117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726.674988">
                <text:p>726.6749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739.109985">
                <text:p>739.1099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753.051025">
                <text:p>753.0510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756.838989">
                <text:p>756.838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789.838013">
                <text:p>789.8380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794.786011">
                <text:p>794.7860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783.728027">
                <text:p>783.7280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811.468018">
                <text:p>811.4680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809.302002">
                <text:p>809.302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840.353027">
                <text:p>840.3530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841.786987">
                <text:p>841.7869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847.838989">
                <text:p>847.838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856.656006">
                <text:p>856.656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871.614014">
                <text:p>871.6140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872.130005">
                <text:p>872.130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875.005005">
                <text:p>875.0050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897.254028">
                <text:p>897.254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904.638">
                <text:p>904.6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911.544006">
                <text:p>911.544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945.479004">
                <text:p>945.4790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928.21698">
                <text:p>928.216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970.877991">
                <text:p>970.877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953.557007">
                <text:p>953.5570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1005.27301">
                <text:p>1005.273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980.737976">
                <text:p>980.7379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989.880005">
                <text:p>989.880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1005.09198">
                <text:p>1005.091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1030.980957">
                <text:p>1030.9809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1030.613037">
                <text:p>1030.613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1031.713989">
                <text:p>1031.7139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1274.689941">
                <text:p>1274.6899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1062.541992">
                <text:p>1062.541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1086.291992">
                <text:p>1086.291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1201.984009">
                <text:p>1201.984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1097.187988">
                <text:p>1097.187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1095.328003">
                <text:p>1095.328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1108.032959">
                <text:p>1108.0329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1131.115967">
                <text:p>1131.1159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1132.38501">
                <text:p>1132.385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1237.792969">
                <text:p>1237.7929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1195.409058">
                <text:p>1195.409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1184.930054">
                <text:p>1184.9300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1184.649048">
                <text:p>1184.6490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1223.06604">
                <text:p>1223.066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1212.050049">
                <text:p>1212.050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1225.944946">
                <text:p>1225.944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1246.557007">
                <text:p>1246.557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1282.503052">
                <text:p>1282.5030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1421.57605">
                <text:p>1421.576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1284.19397">
                <text:p>1284.19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1281.801025">
                <text:p>1281.801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1296.491943">
                <text:p>1296.4919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1331.785034">
                <text:p>1331.7850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1483.18103">
                <text:p>1483.18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1340.737061">
                <text:p>1340.7370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1382.052979">
                <text:p>1382.0529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1358.333008">
                <text:p>1358.333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1377.250977">
                <text:p>1377.2509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1392.56604">
                <text:p>1392.566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1592.136963">
                <text:p>1592.136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1437.057007">
                <text:p>1437.0570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1599.741943">
                <text:p>1599.7419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1484.340942">
                <text:p>1484.3409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1474.19397">
                <text:p>1474.193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1484.687988">
                <text:p>1484.6879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1474.589966">
                <text:p>1474.5899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1538.282959">
                <text:p>1538.2829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1534.842041">
                <text:p>1534.8420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1529.192993">
                <text:p>1529.1929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1553.805054">
                <text:p>1553.8050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1556.480957">
                <text:p>1556.4809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1592.546021">
                <text:p>1592.5460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1585.31604">
                <text:p>1585.31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1610.198975">
                <text:p>1610.1989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1774.245972">
                <text:p>1774.2459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1636.745972">
                <text:p>1636.745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1659.996948">
                <text:p>1659.9969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1705.176025">
                <text:p>1705.176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1668.680054">
                <text:p>1668.6800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1681.215942">
                <text:p>1681.215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1694.858032">
                <text:p>1694.8580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1699.347046">
                <text:p>1699.3470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1762.714966">
                <text:p>1762.7149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1783.847046">
                <text:p>1783.8470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1803.459961">
                <text:p>1803.4599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1789.119995">
                <text:p>1789.1199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1801.358032">
                <text:p>1801.3580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1966.94104">
                <text:p>1966.94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1878.865967">
                <text:p>1878.8659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1925.996948">
                <text:p>1925.9969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1864.770996">
                <text:p>1864.7709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1873.016968">
                <text:p>1873.016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1898.534058">
                <text:p>1898.5340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1910.885986">
                <text:p>1910.8859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1894.822998">
                <text:p>1894.8229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1968.390015">
                <text:p>1968.3900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1947.802979">
                <text:p>1947.802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2124.13208">
                <text:p>2124.132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1979.823975">
                <text:p>1979.8239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1990.03894">
                <text:p>1990.038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2003.855957">
                <text:p>2003.8559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2028.72998">
                <text:p>2028.72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2061.988037">
                <text:p>2061.9880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2054.690918">
                <text:p>2054.6909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2110.352051">
                <text:p>2110.3520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2103.904053">
                <text:p>2103.9040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2125.8479">
                <text:p>2125.84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2137.128906">
                <text:p>2137.1289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2140.366943">
                <text:p>2140.366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2151.081055">
                <text:p>2151.081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2164.388916">
                <text:p>2164.388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2242.415039">
                <text:p>2242.4150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2195.812012">
                <text:p>2195.8120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2238.672119">
                <text:p>2238.672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2246.104004">
                <text:p>2246.1040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2262.940918">
                <text:p>2262.9409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2331.2771">
                <text:p>2331.27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2445.180908">
                <text:p>2445.1809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2337.771973">
                <text:p>2337.7719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2333.458008">
                <text:p>2333.458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2345.697021">
                <text:p>2345.697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2414.904053">
                <text:p>2414.904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2385.611084">
                <text:p>2385.6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2389.919922">
                <text:p>2389.9199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2401.051025">
                <text:p>2401.0510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2425.387939">
                <text:p>2425.3879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2463.022949">
                <text:p>2463.0229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2455.495117">
                <text:p>2455.4951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2496.313965">
                <text:p>2496.3139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2504.717041">
                <text:p>2504.7170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2515.062012">
                <text:p>2515.0620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2580.944092">
                <text:p>2580.9440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2711.812988">
                <text:p>2711.812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2585.572998">
                <text:p>2585.572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2642.708984">
                <text:p>2642.7089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2610.135986">
                <text:p>2610.1359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2645.793945">
                <text:p>2645.7939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2644.979004">
                <text:p>2644.9790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2721.086914">
                <text:p>2721.0869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2680.116943">
                <text:p>2680.1169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2724.748047">
                <text:p>2724.7480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2710.788086">
                <text:p>2710.7880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2766.299072">
                <text:p>2766.2990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2773.481934">
                <text:p>2773.4819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2909.332031">
                <text:p>2909.3320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2820.468994">
                <text:p>2820.468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